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e7399" officeooo:paragraph-rsid="000e739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e7399" officeooo:paragraph-rsid="000e739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1ae7e" officeooo:paragraph-rsid="000e739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5b9d4" officeooo:paragraph-rsid="0015b9d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6fc76" officeooo:paragraph-rsid="0016fc76" style:font-size-asian="10.5pt" style:font-weight-asian="normal" style:font-size-complex="12pt" style:font-weight-complex="normal"/>
    </style:style>
    <style:style style:name="T1" style:family="text">
      <style:text-properties officeooo:rsid="0011ae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ae7e" style:font-weight-asian="bold" style:font-weight-complex="bold"/>
    </style:style>
    <style:style style:name="T4" style:family="text">
      <style:text-properties fo:font-weight="bold" officeooo:rsid="0015b9d4" style:font-weight-asian="bold" style:font-weight-complex="bold"/>
    </style:style>
    <style:style style:name="T5" style:family="text">
      <style:text-properties officeooo:rsid="00124594"/>
    </style:style>
    <style:style style:name="T6" style:family="text">
      <style:text-properties officeooo:rsid="0015b9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, vist</text:p>
      <text:p text:style-name="P2"/>
      <text:p text:style-name="P2"><text:tab/>Ökoloogilised tegurid:</text:p>
      <text:p text:style-name="P2"><text:tab/>-Organismide elutegevust m6jutavad tegureid nim. 6Koloogilisteks teguriteks.</text:p>
      <text:p text:style-name="P2"/>
      <text:p text:style-name="P2"><text:tab/>Biolootilised tegurid:</text:p>
      <text:p text:style-name="P2"><text:tab/>-Organismide elutegevust m6jutavad elusa looduse tegurid, mis tulenevad organismide kooselus</text:p>
      <text:p text:style-name="P2"><text:tab/></text:p>
      <text:p text:style-name="P2"><text:tab/>Abiootilised tegurid: </text:p>
      <text:p text:style-name="P2"><text:tab/>-Mdea</text:p>
      <text:p text:style-name="P2"/>
      <text:p text:style-name="P2"><text:tab/>Antropogeensed tegurid:</text:p>
      <text:p text:style-name="P2"><text:tab/>-Inimteguevuse m6jud organismide elutegevusele.</text:p>
      <text:p text:style-name="P2"/>
      <text:p text:style-name="P2"><text:tab/><text:span text:style-name="T3">Paljunemise strateegiad</text:span></text:p>
      <text:p text:style-name="P3"/>
      <text:p text:style-name="P2"><text:span text:style-name="T1"><text:tab/>r-strategy iseloomustab suur sigimiskiirus. </text:span><text:span text:style-name="T5">K-Strateegia väike sigimiskiirus aga rohkem hoolitsevad nende eest. </text:span></text:p>
      <text:p text:style-name="P2"/>
      <text:p text:style-name="P2"><text:tab/><text:span text:style-name="T4">Ökosüsteem</text:span></text:p>
      <text:p text:style-name="P2"/>
      <text:p text:style-name="P2"><text:tab/><text:span text:style-name="T6">Elussüsteem- ökosüsteemi eluosa, Ökotoop – ökosüsteemi eluta osa. </text:span></text:p>
      <text:p text:style-name="P2"/>
      <text:p text:style-name="P2"><text:tab/><text:span text:style-name="T6">Troofilised tasemed: Troofiline tase reguleerib eelneva lüli arvukust ja sõltub sellest.</text:span></text:p>
      <text:p text:style-name="P4">I – rohusööjad, II – Kõigesööjad, III – lihasööjad.</text:p>
      <text:p text:style-name="P2"/>
      <text:p text:style-name="P2"/>
      <text:p text:style-name="P5"><text:tab/><text:span text:style-name="T2">Loomade toitumine</text:span></text:p>
      <text:p text:style-name="P5"/>
      <text:p text:style-name="P5"><text:tab/>Miks peab sööma? Sest kusagilt energiat saad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11:14:18.463733088</meta:creation-date>
    <dc:date>2022-02-16T09:53:04.735937531</dc:date>
    <meta:editing-duration>PT42M39S</meta:editing-duration>
    <meta:editing-cycles>8</meta:editing-cycles>
    <meta:generator>LibreOffice/7.1.7.2$Linux_X86_64 LibreOffice_project/10$Build-2</meta:generator>
    <meta:document-statistic meta:table-count="0" meta:image-count="0" meta:object-count="0" meta:page-count="1" meta:paragraph-count="18" meta:word-count="80" meta:character-count="747" meta:non-whitespace-character-count="661"/>
  </office:meta>
</office:document-meta>
</file>